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/>
    <style:font-face style:name="OpenSymbol" svg:font-family="OpenSymbol"/>
    <style:font-face style:name="Times" svg:font-family="Time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5pt"/>
    </style:style>
    <style:style style:name="P2" style:family="paragraph" style:parent-style-name="Standard">
      <style:paragraph-properties fo:text-align="center" style:justify-single-word="fals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5pt"/>
    </style:style>
    <style:style style:name="P3" style:family="paragraph" style:parent-style-name="Standard">
      <style:paragraph-properties fo:text-align="center" style:justify-single-word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5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5pt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5pt" fo:font-weight="bold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5pt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5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5pt"/>
    </style:style>
    <style:style style:name="P9" style:family="paragraph" style:parent-style-name="Standard" style:list-style-name="L1">
      <style:paragraph-properties fo:text-align="justify" style:justify-single-word="fals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5pt"/>
    </style:style>
    <style:style style:name="P10" style:family="paragraph" style:parent-style-name="Standard" style:list-style-name="L5">
      <style:paragraph-properties fo:text-align="justify" style:justify-single-word="fals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5pt"/>
    </style:style>
    <style:style style:name="P11" style:family="paragraph" style:parent-style-name="Standard" style:list-style-name="L2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5pt"/>
    </style:style>
    <style:style style:name="P12" style:family="paragraph" style:parent-style-name="Standard" style:list-style-name="L3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5pt"/>
    </style:style>
    <style:style style:name="P13" style:family="paragraph" style:parent-style-name="Standard" style:list-style-name="L4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5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Презентация дипломного проекта.</text:p>
      <text:p text:style-name="P6"/>
      <text:p text:style-name="P7"><text:tab/>Уважаемый председатель, уважаемые члены комиссии. Вашему вниманию представляется дипломный проект, посвящённый разработке Интернет-приложения. </text:p>
      <text:p text:style-name="P7"/>
      <text:p text:style-name="P4">2. Цель дипломного проекта.</text:p>
      <text:p text:style-name="P1"/>
      <text:p text:style-name="P7"><text:tab/>В качестве типа Интернет-приложения предлагается Web-сайт для юридической компании.</text:p>
      <text:p text:style-name="P7"><text:tab/>Основные функциональные модули такого веб-сайта представлены на диаграмме модулей системы.</text:p>
      <text:p text:style-name="P7"/>
      <text:p text:style-name="P4">3. Диаграмма модулей системы.</text:p>
      <text:p text:style-name="P7"/>
      <text:p text:style-name="P7"><text:tab/>Система состоит из 4-х основных модулей:</text:p>
      <text:list xml:id="list476304787" text:style-name="L1">
        <text:list-item>
          <text:p text:style-name="P9">Веб-Сервер;</text:p>
        </text:list-item>
        <text:list-item>
          <text:p text:style-name="P9">пользовательский модуль, который решает задачи связанные с предоставлением информации пользователю и взаимодействию системы с пользователем;</text:p>
        </text:list-item>
        <text:list-item>
          <text:p text:style-name="P9">администраторский модуль, который решает задачи связанные с администрированием имеющейся в системе информации, и взаимодействию системы с администратором;</text:p>
        </text:list-item>
        <text:list-item>
          <text:p text:style-name="P9">модуль СУБД.</text:p>
        </text:list-item>
      </text:list>
      <text:p text:style-name="P1"/>
      <text:p text:style-name="P4">4. Анализ аналогичных систем.</text:p>
      <text:p text:style-name="P3"/>
      <text:p text:style-name="P7"><text:tab/>Чтобы получить необходимую информацию для разработки, требуется провести сравнительный анализ аналогичных систем. </text:p>
      <text:p text:style-name="P7"><text:tab/>Использование данной информации позволяет выработать некоторые критерии качества и определить свойства приложений.</text:p>
      <text:p text:style-name="P8"/>
      <text:p text:style-name="P5">5. Требования к разрабатываемой системе по классификации услуг.</text:p>
      <text:p text:style-name="P3"/>
      <text:p text:style-name="P7"><text:tab/>Предоставление администратору возможности редактирования списков оказываемых услуг и нормативных документов.</text:p>
      <text:p text:style-name="P7"><text:tab/>Предоставление администратору возможности по разделению нормативных документов по категориям.</text:p>
      <text:p text:style-name="P7"><text:tab/>Предоставление пользователю возможности просмотра результатов классификации информации касающейся юридических услуг.</text:p>
      <text:p text:style-name="P1"/>
      <text:p text:style-name="P4">6. Проектирование Интернет-приложения.</text:p>
      <text:p text:style-name="P4"><text:soft-page-break/></text:p>
      <text:p text:style-name="P1"><text:tab/>При проектировании приложения были проделаны следующие шаги:</text:p>
      <text:list xml:id="list31853200" text:style-name="L2">
        <text:list-item>
          <text:p text:style-name="P11">Определение групп пользователей системы и возможных вариантов использования системы. </text:p>
        </text:list-item>
        <text:list-item>
          <text:p text:style-name="P11">Создание общего алгоритма работы Интернет-приложений с пользователем. </text:p>
        </text:list-item>
        <text:list-item>
          <text:p text:style-name="P11">Проектирование подсистемы хранения информации.</text:p>
        </text:list-item>
        <text:list-item>
          <text:p text:style-name="P11">Проектирование пользовательского интерфейса системы.</text:p>
        </text:list-item>
        <text:list-item>
          <text:p text:style-name="P11">Проектирование подсистемы преобразования и подготовки данных пользователю.</text:p>
        </text:list-item>
        <text:list-item>
          <text:p text:style-name="P11">Построение компонентной модели Интернет-приложения.</text:p>
        </text:list-item>
      </text:list>
      <text:p text:style-name="P1"/>
      <text:p text:style-name="P4">7. Диаграмма общего алгоритма работы Интернет-приложения</text:p>
      <text:p text:style-name="P1"/>
      <text:p text:style-name="P1"><text:tab/>На данном этапе было определено, что система имеет две группы пользователей: администраторы и пользователи. </text:p>
      <text:p text:style-name="P1"><text:tab/>А также, на данном этапе выделили общий алгоритм работы интернет-приложений с группами пользователей. </text:p>
      <text:p text:style-name="P1"/>
      <text:p text:style-name="P4">8. Диаграмма последовательности</text:p>
      <text:p text:style-name="P1"/>
      <text:p text:style-name="P7"><text:tab/>Проектирование подсистмы преобразования и подготовки данных.</text:p>
      <text:p text:style-name="P7"><text:tab/>Данная диаграмма позволяет разработчикам системы получить общую информацию о необходимых модулях системы из взаимодействии и существующих функциях данных модулей.</text:p>
      <text:p text:style-name="P7"/>
      <text:p text:style-name="P4">9. Диаграмма объектов системы.</text:p>
      <text:p text:style-name="P1"/>
      <text:p text:style-name="P7"><text:tab/>Проектирование подсистемы хранения информации.</text:p>
      <text:p text:style-name="P7"><text:tab/>Данная диаграмма показывает взаимосвязь объектов системы, а также их реализацию в СУБД и взаимосвязь с языками программирования. Данная модель идеализированна и может быть упрощена в зависимости от условий реализаций.</text:p>
      <text:p text:style-name="P7"/>
      <text:p text:style-name="P4">10. Диаграмма компонент системы на примере реализации языка PHP.</text:p>
      <text:p text:style-name="P2"/>
      <text:p text:style-name="P7"><text:tab/>Данная диаграмма представляет информацию о реализации всех компонент системы, на примере языка программирования PHP.</text:p>
      <text:p text:style-name="P7"><text:tab/>Она позволяет разработчику приложения видеть детализарованную структуру приложения. Взаимосвязи компонент и типы связей между компонентами.</text:p>
      <text:p text:style-name="P4"/>
      <text:p text:style-name="P4">11. Разработка Интернет-приложения.</text:p>
      <text:p text:style-name="P1"><text:soft-page-break/></text:p>
      <text:p text:style-name="P1"><text:tab/>Разработка Интернет-приложения содержит следующие этапы:</text:p>
      <text:list xml:id="list1229638404" text:style-name="L3">
        <text:list-item>
          <text:p text:style-name="P12">настройка библиотеки Joomla;</text:p>
        </text:list-item>
        <text:list-item>
          <text:p text:style-name="P12">разработка представления информационных страниц пользователя;</text:p>
        </text:list-item>
        <text:list-item>
          <text:p text:style-name="P12">разработка структуры каталога нормативных документов;</text:p>
        </text:list-item>
      </text:list>
      <text:p text:style-name="P1"/>
      <text:p text:style-name="P7"><text:tab/>Общая структура представления страниц базируется на графических блоках (такой способ составления Web-страниц широко известен среди разработчиков Интернет-приложений);</text:p>
      <text:p text:style-name="P7"><text:tab/>Поэтому каждая страница – представляет из себя набор легко заменяемых блоков.</text:p>
      <text:p text:style-name="P7"/>
      <text:p text:style-name="P4">12. Пример представлений блоков содержимого главной страницы.</text:p>
      <text:p text:style-name="P1"/>
      <text:p text:style-name="P1">Были разработанны следующие блоки:</text:p>
      <text:list xml:id="list1893855054" text:style-name="L4">
        <text:list-item>
          <text:p text:style-name="P13">малый блок названия;</text:p>
        </text:list-item>
        <text:list-item>
          <text:p text:style-name="P13">блок названия;</text:p>
        </text:list-item>
        <text:list-item>
          <text:p text:style-name="P13">блок главного меню;</text:p>
        </text:list-item>
        <text:list-item>
          <text:p text:style-name="P13">блок новостной ленты;</text:p>
        </text:list-item>
        <text:list-item>
          <text:p text:style-name="P13">блок основного содержимого.</text:p>
        </text:list-item>
      </text:list>
      <text:p text:style-name="P1"/>
      <text:p text:style-name="P4">13. Пример пользовательского интерфейса.</text:p>
      <text:p text:style-name="P1"/>
      <text:p text:style-name="P7"><text:tab/>В результате разработки нами была получена система, которая:</text:p>
      <text:list xml:id="list615610851" text:style-name="L5">
        <text:list-item>
          <text:p text:style-name="P10">позволяет решать все поставленные задачи со стороны администратора;</text:p>
        </text:list-item>
        <text:list-item>
          <text:p text:style-name="P10">предоставляет все необходимые элементы информации пользователю по механизмам работы “Надежный выбор”</text:p>
        </text:list-item>
      </text:list>
      <text:p text:style-name="P7"/>
      <text:p text:style-name="P7">Спасибо за внимани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" svg:font-family="Helvetica"/>
    <style:font-face style:name="OpenSymbol" svg:font-family="OpenSymbol"/>
    <style:font-face style:name="Times" svg:font-family="Time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0-06-21T10:48:19</dc:date>
    <dc:creator>Ivan Sidarau</dc:creator>
    <meta:editing-duration>PT03H08M33S</meta:editing-duration>
    <meta:editing-cycles>62</meta:editing-cycles>
    <meta:document-statistic meta:table-count="0" meta:image-count="0" meta:object-count="0" meta:page-count="3" meta:paragraph-count="57" meta:word-count="460" meta:character-count="4017"/>
  </office:meta>
</office:document-meta>
</file>